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754" officeooo:paragraph-rsid="00130754"/>
    </style:style>
    <style:style style:name="P2" style:family="paragraph" style:parent-style-name="Standard">
      <style:text-properties fo:font-weight="bold" officeooo:rsid="00130754" officeooo:paragraph-rsid="00130754" style:font-weight-asian="bold" style:font-weight-complex="bold"/>
    </style:style>
    <style:style style:name="T1" style:family="text">
      <style:text-properties officeooo:rsid="00130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First commit and push in Main branch</text:p>
      <text:p text:style-name="Standard"/>
      <text:p text:style-name="Standard">#git init</text:p>
      <text:p text:style-name="Standard">#git add pratice.py </text:p>
      <text:p text:style-name="Standard">#git commit -m"First commit"</text:p>
      <text:p text:style-name="Standard">#git remote add origin git@github.com:Kurinchiban/demo-4.git</text:p>
      <text:p text:style-name="Standard">#git push --set-upstream origin master</text:p>
      <text:p text:style-name="Standard"/>
      <text:p text:style-name="P2">Creating a new branch and creating the pull request to Github</text:p>
      <text:p text:style-name="Standard"/>
      <text:p text:style-name="Standard">#git checkout -b "First branch"</text:p>
      <text:p text:style-name="Standard">#git add .</text:p>
      <text:p text:style-name="Standard">#git commit -m "Second commit" </text:p>
      <text:p text:style-name="Standard">#git push -u origin first_branch </text:p>
      <text:p text:style-name="Standard"/>
      <text:p text:style-name="P2">Merging the pull request in UI (Github)</text:p>
      <text:p text:style-name="P1"/>
      <text:p text:style-name="Standard"><text:span text:style-name="T1">$</text:span>pull request sent </text:p>
      <text:p text:style-name="Standard"><text:span text:style-name="T1">$</text:span>merged </text:p>
      <text:p text:style-name="Standard"/>
      <text:p text:style-name="P2">Switching to main branch in Vs code</text:p>
      <text:p text:style-name="Standard"/>
      <text:p text:style-name="Standard">#git checkout -b "master" ------(main)</text:p>
      <text:p text:style-name="Standard"/>
      <text:p text:style-name="P2">pulling the modified code from Ui to Vs code</text:p>
      <text:p text:style-name="P1"/>
      <text:p text:style-name="Standard">#git pull (merged branch will appeared)</text:p>
      <text:p text:style-name="Standard"/>
      <text:p text:style-name="P2">Normal push to main branch not creating the pull request</text:p>
      <text:p text:style-name="P1"/>
      <text:p text:style-name="Standard">#git status</text:p>
      <text:p text:style-name="Standard">#git add .</text:p>
      <text:p text:style-name="Standard">#git commit -m"Third commit"</text:p>
      <text:p text:style-name="Standard">#git push --set-upstream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8:37:17.918943543</meta:creation-date>
    <meta:generator>LibreOffice/6.4.7.2$Linux_X86_64 LibreOffice_project/40$Build-2</meta:generator>
    <dc:date>2022-03-29T18:45:46.958903550</dc:date>
    <meta:editing-duration>PT8M29S</meta:editing-duration>
    <meta:editing-cycles>1</meta:editing-cycles>
    <meta:document-statistic meta:table-count="0" meta:image-count="0" meta:object-count="0" meta:page-count="1" meta:paragraph-count="23" meta:word-count="120" meta:character-count="722" meta:non-whitespace-character-count="623"/>
  </office:meta>
</office:document-meta>
</file>